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2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25-01-02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24-01-25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23-01-11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2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21-12-29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2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2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20-01-08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1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19-01-10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1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18-01-03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1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17-01-04 20:52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16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16-01-05 16:23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1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15-01-05 15:11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14-01-23 15:58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1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1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13-01-15 20:5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1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1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1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11-01-04 15:16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1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9-12-29 21:10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9-01-07 15:27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8-01-10 18:59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7-01-09 17:41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6-01-06 00:23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5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4-04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3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3-04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2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2-07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2-04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1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1-07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1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0-10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0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0-04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200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1999-10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1999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1999-04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199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199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1998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1998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22097435903</text:p>
          </table:table-cell>
          <table:table-cell office:value-type="string" calcext:value-type="string">
            <text:p>1998-07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